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<text:s/>THAT <text:s/>NEED <text:s/>FIXING!!</text:p>
      <text:p text:style-name="P1"/>
      <text:list xml:id="list148532920346743259" text:style-name="L1">
        <text:list-item>
          <text:p text:style-name="P2">Luneda</text:p>
          <text:list>
            <text:list-item>
              <text:p text:style-name="P3">When I used the general robotic repairs a few times in a row, it started going nuts and fading in and out over and over</text:p>
            </text:list-item>
          </text:list>
        </text:list-item>
        <text:list-item>
          <text:p text:style-name="P2">Kanedos</text:p>
          <text:list>
            <text:list-item>
              <text:p text:style-name="P3">If you eat the electange here, it bugs. It didn't bug for me the first time, but it did the second time I tried this out.</text:p>
            </text:list-item>
          </text:list>
        </text:list-item>
        <text:list-item>
          <text:p text:style-name="P2">Tyrianne</text:p>
          <text:list>
            <text:list-item>
              <text:p text:style-name="P3"/>
            </text:list-item>
          </text:list>
        </text:list-item>
        <text:list-item>
          <text:p text:style-name="P2">Kaprika</text:p>
          <text:list>
            <text:list-item>
              <text:p text:style-name="P3"/>
            </text:list-item>
          </text:list>
        </text:list-item>
        <text:list-item>
          <text:p text:style-name="P2">AliNada</text:p>
          <text:list>
            <text:list-item>
              <text:p text:style-name="P3"/>
            </text:list-item>
          </text:list>
        </text:list-item>
        <text:list-item>
          <text:p text:style-name="P4">MILO</text:p>
          <text:list>
            <text:list-item>
              <text:p text:style-name="P3"/>
            </text:list-item>
          </text:list>
        </text:list-item>
        <text:list-item>
          <text:p text:style-name="P2">General</text:p>
          <text:list>
            <text:list-item>
              <text:p text:style-name="P5">When the site goes live, take the url from game.html and make sure that that's the only url that pauses the game when pauseGame() is run. I don't want it pausing on index.html or conclusion.html</text:p>
            </text:list-item>
            <text:list-item>
              <text:p text:style-name="P5">Add a counter for when the site goes live</text:p>
            </text:list-item>
            <text:list-item>
              <text:p text:style-name="P5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2T11:54:38.48</meta:creation-date>
    <dc:date>2015-09-27T22:17:41.86</dc:date>
    <meta:editing-duration>P17DT20H27M3S</meta:editing-duration>
    <meta:editing-cycles>129</meta:editing-cycles>
    <meta:generator>OpenOffice/4.1.1$Win32 OpenOffice.org_project/411m6$Build-9775</meta:generator>
    <meta:document-statistic meta:table-count="0" meta:image-count="0" meta:object-count="0" meta:page-count="1" meta:paragraph-count="12" meta:word-count="117" meta:character-count="569"/>
  </office:meta>
</office:document-meta>
</file>